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2.3652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Standardnípísmoodstavce" style:family="text">
      <style:text-properties fo:font-weight="bold" style:font-weight-asian="bold"/>
    </style:style>
    <style:style style:name="T14" style:parent-style-name="Hypertextovýodkaz" style:family="text">
      <style:text-properties fo:font-size="9pt" style:font-size-asian="9pt"/>
    </style:style>
    <style:style style:name="T15" style:parent-style-name="Standardnípísmoodstavce" style:family="text">
      <style:text-properties fo:language="cs" fo:country="CZ"/>
    </style:style>
    <style:style style:name="T16" style:parent-style-name="Silné" style:family="text">
      <style:text-properties fo:font-weight="normal" style:font-weight-asian="normal" style:font-weight-complex="normal"/>
    </style:style>
    <style:style style:name="T17" style:parent-style-name="Silné" style:family="text">
      <style:text-properties fo:font-weight="normal" style:font-weight-asian="normal" style:font-weight-complex="normal"/>
    </style:style>
    <style:style style:name="T18" style:parent-style-name="Silné" style:family="text">
      <style:text-properties fo:font-weight="normal" style:font-weight-asian="normal" style:font-weight-complex="normal"/>
    </style:style>
    <style:style style:name="T19" style:parent-style-name="Silné" style:family="text">
      <style:text-properties fo:font-weight="normal" style:font-weight-asian="normal" style:font-weight-complex="normal"/>
    </style:style>
    <style:style style:name="T20" style:parent-style-name="Silné" style:family="text">
      <style:text-properties fo:font-weight="normal" style:font-weight-asian="normal" style:font-weight-complex="normal"/>
    </style:style>
    <style:style style:name="T21" style:parent-style-name="Silné" style:family="text">
      <style:text-properties fo:font-weight="normal" style:font-weight-asian="normal" style:font-weight-complex="normal"/>
    </style:style>
    <style:style style:name="T22" style:parent-style-name="Silné" style:family="text">
      <style:text-properties fo:font-weight="normal" style:font-weight-asian="normal" style:font-weight-complex="normal"/>
    </style:style>
    <style:style style:name="T23" style:parent-style-name="Hypertextovýodkaz" style:family="text">
      <style:text-properties fo:font-size="9pt" style:font-size-asian="9pt" style:font-size-complex="9pt"/>
    </style:style>
    <style:style style:name="P24" style:parent-style-name="Textpozn.podčarou" style:family="paragraph">
      <style:text-properties fo:language="cs" fo:country="CZ"/>
    </style:style>
    <style:style style:name="T25" style:parent-style-name="Silné" style:family="text">
      <style:text-properties fo:font-weight="normal" style:font-weight-asian="normal" style:font-weight-complex="normal"/>
    </style:style>
    <style:style style:name="T26" style:parent-style-name="Silné" style:family="text">
      <style:text-properties fo:font-weight="normal" style:font-weight-asian="normal" style:font-weight-complex="normal"/>
    </style:style>
    <style:style style:name="T27" style:parent-style-name="Silné" style:family="text">
      <style:text-properties fo:font-weight="normal" style:font-weight-asian="normal" style:font-weight-complex="normal"/>
    </style:style>
    <style:style style:name="T28" style:parent-style-name="Silné" style:family="text">
      <style:text-properties fo:font-weight="normal" style:font-weight-asian="normal" style:font-weight-complex="normal"/>
    </style:style>
    <style:style style:name="T29" style:parent-style-name="Silné" style:family="text">
      <style:text-properties fo:font-weight="normal" style:font-weight-asian="normal" style:font-weight-complex="normal"/>
    </style:style>
    <style:style style:name="T30" style:parent-style-name="Silné" style:family="text">
      <style:text-properties fo:font-weight="normal" style:font-weight-asian="normal" style:font-weight-complex="normal"/>
    </style:style>
    <style:style style:name="T31" style:parent-style-name="Silné" style:family="text">
      <style:text-properties fo:font-weight="normal" style:font-weight-asian="normal" style:font-weight-complex="normal"/>
    </style:style>
    <style:style style:name="T32" style:parent-style-name="Silné" style:family="text">
      <style:text-properties fo:font-weight="normal" style:font-weight-asian="normal" style:font-weight-complex="normal"/>
    </style:style>
    <style:style style:name="T33" style:parent-style-name="Silné" style:family="text">
      <style:text-properties fo:font-weight="normal" style:font-weight-asian="normal" style:font-weight-complex="normal"/>
    </style:style>
    <style:style style:name="T34" style:parent-style-name="Silné" style:family="text">
      <style:text-properties fo:font-weight="normal" style:font-weight-asian="normal" style:font-weight-complex="normal"/>
    </style:style>
    <style:style style:name="T35" style:parent-style-name="Silné" style:family="text">
      <style:text-properties fo:font-weight="normal" style:font-weight-asian="normal" style:font-weight-complex="normal"/>
    </style:style>
    <style:style style:name="T36" style:parent-style-name="Silné" style:family="text">
      <style:text-properties fo:font-weight="normal" style:font-weight-asian="normal" style:font-weight-complex="normal"/>
    </style:style>
    <style:style style:name="T37" style:parent-style-name="Silné" style:family="text">
      <style:text-properties fo:font-weight="normal" style:font-weight-asian="normal" style:font-weight-complex="normal"/>
    </style:style>
    <style:style style:name="T38" style:parent-style-name="Silné" style:family="text">
      <style:text-properties fo:font-weight="normal" style:font-weight-asian="normal" style:font-weight-complex="normal"/>
    </style:style>
    <style:style style:name="T39" style:parent-style-name="Silné" style:family="text">
      <style:text-properties fo:font-weight="normal" style:font-weight-asian="normal" style:font-weight-complex="normal"/>
    </style:style>
    <style:style style:name="T40" style:parent-style-name="Silné" style:family="text">
      <style:text-properties fo:font-weight="normal" style:font-weight-asian="normal" style:font-weight-complex="normal"/>
    </style:style>
    <style:style style:name="T41" style:parent-style-name="Silné" style:family="text">
      <style:text-properties fo:font-weight="normal" style:font-weight-asian="normal" style:font-weight-complex="normal"/>
    </style:style>
    <style:style style:name="T42" style:parent-style-name="Silné" style:family="text">
      <style:text-properties fo:font-weight="normal" style:font-weight-asian="normal" style:font-weight-complex="normal"/>
    </style:style>
    <style:style style:name="T43" style:parent-style-name="Silné" style:family="text">
      <style:text-properties fo:font-weight="normal" style:font-weight-asian="normal" style:font-weight-complex="normal"/>
    </style:style>
    <style:style style:name="T44" style:parent-style-name="Silné" style:family="text">
      <style:text-properties fo:font-weight="normal" style:font-weight-asian="normal" style:font-weight-complex="normal"/>
    </style:style>
    <style:style style:name="T45" style:parent-style-name="Silné" style:family="text">
      <style:text-properties fo:font-weight="normal" style:font-weight-asian="normal" style:font-weight-complex="normal"/>
    </style:style>
    <style:style style:name="T46" style:parent-style-name="Silné" style:family="text">
      <style:text-properties fo:font-weight="normal" style:font-weight-asian="normal" style:font-weight-complex="normal"/>
    </style:style>
    <style:style style:name="T47" style:parent-style-name="Silné" style:family="text">
      <style:text-properties fo:font-weight="normal" style:font-weight-asian="normal" style:font-weight-complex="normal"/>
    </style:style>
    <style:style style:name="T48" style:parent-style-name="Silné" style:family="text">
      <style:text-properties fo:font-weight="normal" style:font-weight-asian="normal" style:font-weight-complex="normal"/>
    </style:style>
    <style:style style:name="T49" style:parent-style-name="Silné" style:family="text">
      <style:text-properties fo:font-weight="normal" style:font-weight-asian="normal" style:font-weight-complex="normal"/>
    </style:style>
    <style:style style:name="T50" style:parent-style-name="Standardnípísmoodstavce" style:family="text">
      <style:text-properties fo:font-weight="bold" style:font-weight-asian="bold" style:font-weight-complex="bold"/>
    </style:style>
    <style:style style:name="T51" style:parent-style-name="Standardnípísmoodstavce" style:family="text">
      <style:text-properties fo:font-weight="bold" style:font-weight-asian="bold" style:font-weight-complex="bold"/>
    </style:style>
    <style:style style:name="T52" style:parent-style-name="Standardnípísmoodstavce" style:family="text">
      <style:text-properties fo:font-weight="bold" style:font-weight-asian="bold" style:font-weight-complex="bold"/>
    </style:style>
    <style:style style:name="T53" style:parent-style-name="Standardnípísmoodstavce" style:family="text">
      <style:text-properties fo:font-weight="bold" style:font-weight-asian="bold" style:font-weight-complex="bold"/>
    </style:style>
    <style:style style:name="P54" style:parent-style-name="Normální" style:family="paragraph">
      <style:text-properties fo:font-weight="bold" style:font-weight-asian="bold" style:font-weight-complex="bold"/>
    </style:style>
    <style:style style:name="T55" style:parent-style-name="Standardnípísmoodstavce" style:family="text">
      <style:text-properties fo:font-weight="bold" style:font-weight-asian="bold" style:font-weight-complex="bold"/>
    </style:style>
    <style:style style:name="T56" style:parent-style-name="Standardnípísmoodstavce" style:family="text">
      <style:text-properties fo:font-weight="bold" style:font-weight-asian="bold" style:font-weight-complex="bold"/>
    </style:style>
    <style:style style:name="P57" style:parent-style-name="Normální" style:family="paragraph">
      <style:text-properties fo:font-weight="bold" style:font-weight-asian="bold" style:font-weight-complex="bold"/>
    </style:style>
    <style:style style:name="P58" style:parent-style-name="Normální" style:family="paragraph">
      <style:text-properties fo:font-weight="bold" style:font-weight-asian="bold" style:font-weight-complex="bold"/>
    </style:style>
    <style:style style:name="T59" style:parent-style-name="Standardnípísmoodstavce" style:family="text">
      <style:text-properties fo:font-weight="bold" style:font-weight-asian="bold" style:font-weight-complex="bold"/>
    </style:style>
    <style:style style:name="T60" style:parent-style-name="Standardnípísmoodstavce" style:family="text">
      <style:text-properties fo:font-weight="bold" style:font-weight-asian="bold" style:font-weight-complex="bold"/>
    </style:style>
    <style:style style:name="P61" style:parent-style-name="Normální" style:family="paragraph">
      <style:text-properties fo:font-weight="bold" style:font-weight-asian="bold" style:font-weight-complex="bold"/>
    </style:style>
    <style:style style:name="T62" style:parent-style-name="Silné" style:family="text">
      <style:text-properties fo:font-weight="normal" style:font-weight-asian="normal" style:font-weight-complex="normal"/>
    </style:style>
    <style:style style:name="T63" style:parent-style-name="Silné" style:family="text">
      <style:text-properties fo:font-weight="normal" style:font-weight-asian="normal" style:font-weight-complex="normal"/>
    </style:style>
    <style:style style:name="T64" style:parent-style-name="Hypertextovýodkaz" style:family="text">
      <style:text-properties fo:font-size="9pt" style:font-size-asian="9pt"/>
    </style:style>
    <style:style style:name="T65" style:parent-style-name="Standardnípísmoodstavce" style:family="text">
      <style:text-properties fo:language="cs" fo:country="CZ"/>
    </style:style>
    <style:style style:name="T66" style:parent-style-name="Silné" style:family="text">
      <style:text-properties fo:font-weight="normal" style:font-weight-asian="normal" style:font-weight-complex="norm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Č. j.</text:p>
            <text:p text:style-name="Normální">Datum</text:p>
          </table:table-cell>
          <table:table-cell table:style-name="TableCell11">
            <text:p text:style-name="Normální">K106 35/2020</text:p>
            <text:p text:style-name="Normální">KVOP-19552/2020</text:p>
            <text:p text:style-name="Normální">28. 5.<text:s/>2020</text:p>
          </table:table-cell>
          <table:table-cell table:style-name="TableCell12">
            <text:p text:style-name="Normální">Vážený<text:s/>pan</text:p>
            <text:p text:style-name="Normální">Z. B.</text:p>
            <text:p text:style-name="Normální"/>
            <text:p text:style-name="Normální"/>
            <text:p text:style-name="Normální"/>
            <text:p text:style-name="Normální"><text:span text:style-name="T13">e-mail:<text:s/></text:span></text:p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Základnítext">Vážený pane<text:s/>B.,</text:p>
      <text:p text:style-name="Základnítext">dne<text:s/>13.<text:s/>května 2020<text:s/>byla do Kanceláře veřejného ochránce práv doručena Vaše žádost podle zákona č. 106/1999 Sb., o svobodném přístupu k informacím, ve znění pozdějších předpisů, kterou<text:s/>žádáte:</text:p>
      <text:list text:style-name="LFO18" text:continue-numbering="true">
        <text:list-item>
          <text:p text:style-name="Číslovanýseznam">o<text:s/>seznam jednotlivých řízení v kauze zveřejněné na webu ochránce;<text:span text:style-name="Značkapozn.podčarou"><text:note text:note-class="footnote" text:id="_ftn0"><text:note-citation>1</text:note-citation><text:note-body><text:p text:style-name="Textpozn.podčarou"><text:s/><text:a xlink:href="https://www.ochrance.cz/aktualne/tiskove-zpravy-2020/jako-hlava-xxii-svedek-je-zbytecny-slovo-policisty-ma-vetsi-vahu/" office:target-frame-name="_top" xlink:show="replace"><text:span text:style-name="T14">https://www.ochrance.cz/aktualne/tiskove-zpravy-2020/jako-hlava-xxii-svedek-je-zbytecny-slovo-policisty-ma-vetsi-vahu/</text:span></text:a><text:span text:style-name="T15"><text:s/></text:span></text:p></text:note-body></text:note></text:span></text:p>
        </text:list-item>
        <text:list-item>
          <text:p text:style-name="Číslovanýseznam">přehled kroků, jaké VOP podnikl, aby se daná situace neopakovala;</text:p>
        </text:list-item>
        <text:list-item>
          <text:p text:style-name="Číslovanýseznam">jak se dotčené orgány postavily ke zjištěním<text:s/>VOP;</text:p>
        </text:list-item>
        <text:list-item>
          <text:p text:style-name="Číslovanýseznam">jaký byl časový fond u tohoto případu na straně<text:s/>VOP a jaké byly mzdové náklady.<text:s/></text:p>
        </text:list-item>
      </text:list>
      <text:p text:style-name="Základnítext">Ve smyslu zákona o svobodném přístupu k informacím,<text:s/><text:span text:style-name="Silné">Vám</text:span><text:span text:style-name="Silné"><text:s/></text:span><text:span text:style-name="Silné">výše<text:s/></text:span><text:span text:style-name="Silné">uvedené informace<text:s/></text:span><text:span text:style-name="Silné">v anonymizované podobě<text:s/></text:span><text:span text:style-name="Silné">poskytuj</text:span><text:span text:style-name="Silné">i</text:span><text:span text:style-name="Silné">.</text:span></text:p>
      <text:p text:style-name="Základnítext"><text:span text:style-name="T16">Ad 1)</text:span></text:p>
      <text:p text:style-name="Základnítext">Rozhodnutí Magistrátu města Ostrava sp. zn. S-SMO/160945/19/DSČ ze dne 15. 7. 2019, stěžovatel uznán vinným z přestupku dle § 125c odst.<text:s/>1<text:s/>písm.<text:s/>f)<text:s/>bod 1<text:s/>zákona č. 361/2000 Sb., o provozu na pozemních komunikacích, ve znění pozdějších předpisů.<text:s/>Uložena<text:s/>sankce<text:s/>1500 Kč a povinnost náhrady nákladů řízení ve výši 1000 Kč.<text:s/>Podepsána Ing. Miroslava Klusová, úřednice odboru dopravně správních činností.</text:p>
      <text:p text:style-name="Základnítext">Odvolání stěžovatele, datované dne 22. 7. 2019.</text:p>
      <text:p text:style-name="Základnítext">Rozhodnutí Krajského úřadu<text:s/>Moravskoslezského kraje (dále jen „Krajský úřad“)<text:s/>sp. zn. DSH/22092/2019/Bej ze dne 20. 8. 2019, potvrzeno rozhodnutí správního orgánu I. stupně. Podepsána Bc. Šárka Bejochová, referentka oddělení dopravně správních agend.<text:s/></text:p>
      <text:p text:style-name="Základnítext">Dne 11. 9. 2019 podal stěžovatel podnět VOP.</text:p>
      <text:p text:style-name="Základnítext"><text:span text:style-name="T17">Ad 2)</text:span></text:p>
      <text:p text:style-name="Základnítext"><text:span text:style-name="T18">Ochránce zahájil šetření vůči Krajskému úřadu<text:s/></text:span><text:span text:style-name="T19">27. září 2019. Souběžně požádal o stanovisko a spisový materiál ředitele Krajského úřadu</text:span><text:span text:style-name="T20">. Jeho vyjádření obdržel dne 16. 10. 2019.<text:s/></text:span><text:span text:style-name="T21">Dne<text:s/></text:span><text:soft-page-break/><text:span text:style-name="T22">13. 11. 2019 ochránce vydal zprávu o šetření</text:span><text:span text:style-name="Značkapozn.podčarou"><text:note text:note-class="footnote" text:id="_ftn1"><text:note-citation>2</text:note-citation><text:note-body><text:p text:style-name="Normální"><text:s/><text:a xlink:href="https://www.ochrance.cz/fileadmin/user_upload/ESO/5700-19-MK_Z18.pdf" office:target-frame-name="_top" xlink:show="replace"><text:span text:style-name="T23">https://www.ochrance.cz/fileadmin/user_upload/ESO/5700-19-MK_Z18.pdf</text:span></text:a></text:p><text:p text:style-name="P24"/></text:note-body></text:note></text:span><text:span text:style-name="T25">, kterou adresoval řediteli Krajského úřadu s žádostí o vyjádření v zákonné lhůtě 30 dnů.</text:span><text:span text:style-name="T26"><text:s/>Písemností č.</text:span><text:span text:style-name="T27"><text:s/></text:span><text:span text:style-name="T28">j. MSK 170248/2019 ze dne</text:span><text:span text:style-name="T29"><text:s/></text:span><text:span text:style-name="T30">21. 11. 2019 ředitel Krajského úřadu ochránci sdělil, že se závěry ochránce nesouhlasí a Krajský úřad se rozhodl<text:s/></text:span><text:span text:style-name="T31">věc předložit Ministerstvu dopravy, jakožto nadřízenému správnímu orgánu ke zvážení, zda zahájí přezkumné řízení. Ministerstvo dopravy dopisem sp. zn. DSH/28614/2019/Slo ze dne 20. ledna 2020</text:span><text:span text:style-name="T32"><text:s/>(podepsán Mgr. Stanislav Dvořák, ředitel odboru agend řidičů) ochránci sdělilo, že neshledalo důvody pro zahájení přezkumného řízení, resp. zrušení rozhodnutí ve zkráceném přezkumném řízení.</text:span></text:p>
      <text:p text:style-name="Základnítext"><text:span text:style-name="T33">O</text:span><text:span text:style-name="T34">chránce má vůči šetřenému subjektu jen možnosti dané zákonem č. 349/1999 Sb., o veřejném ochránci práv, ve znění pozdějších předpisů, což je informace nadřízen</text:span><text:span text:style-name="T35">ému úřadu a zveřejnění případu. Krajský úřad sám informoval nadřízený úřad, proto ochránce již Ministerstvo dopravy duplicitně n</text:span><text:span text:style-name="T36">einformoval.</text:span><text:span text:style-name="T37"><text:s/>V květu 2020 ochránce přistoupil k medializaci případu v obecné rovině.</text:span></text:p>
      <text:p text:style-name="Základnítext"><text:span text:style-name="T38">Ad 3)</text:span></text:p>
      <text:p text:style-name="Základnítext"><text:span text:style-name="T39">Krajský úřad argumenty ochránce nepřijal</text:span><text:span text:style-name="T40"><text:s/>a nepřijalo je ani Ministerstvo dopravy.</text:span><text:span text:style-name="T41"><text:s/>K žádným nápravným krokům tedy</text:span><text:span text:style-name="T42"><text:s/>úřady</text:span><text:span text:style-name="T43"><text:s/>nepřistoupily.</text:span></text:p>
      <text:p text:style-name="Základnítext"><text:span text:style-name="T44">V reakci na to ochránce přistoupil<text:s/></text:span><text:span text:style-name="T45">k</text:span><text:span text:style-name="T46"><text:s/>medializaci případu v obecné rovině.</text:span></text:p>
      <text:p text:style-name="Základnítext"><text:span text:style-name="T47">S ohledem na uplynutí subjektivní lhůty pro zahájení přezkumného řízení (viz § 96 odst. 1 zákon č. 500/2004 Sb., správní řád, ve znění pozdějších předpisů) nemělo další pokračování v šetření smysl, neboť nebylo možné navrhnout efektivní opatření k nápravě, coby povinnou součást závěrečného stanoviska (viz § 18</text:span><text:span text:style-name="T48"><text:s/>odst. 2 zákona č. 349/1999 Sb., o veřejném ochránci práv, ve znění pozdějších předpisů).</text:span></text:p>
      <text:p text:style-name="Základnítext"><text:span text:style-name="T49">Ad 4)</text:span></text:p>
      <text:p text:style-name="Normální"><text:span text:style-name="T50">Sekret</text:span><text:span text:style-name="T51">ariát</text:span><text:span text:style-name="T52"><text:s/>VOP a ZVOP</text:span>                                      <text:s/></text:p>
      <text:p text:style-name="Normální">8 hod. x 268,- Kč = 2 144,- Kč + odvod zaměstnavatele na ZP a SP 724,67,- Kč,<text:s/></text:p>
      <text:p text:style-name="Normální"><text:span text:style-name="T53">průměrný hrubý hodinový mzdový náklad = 358,58 Kč</text:span></text:p>
      <text:p text:style-name="P54"/>
      <text:p text:style-name="Normální"><text:span text:style-name="T55">Pracovnice spisové služby         <text:s/></text:span>               <text:s/></text:p>
      <text:p text:style-name="Normální">3 hod. x 175,- Kč =    525,- Kč + odvod zaměstnavatele na ZP a SP 182,70,- Kč,<text:span text:style-name="T56"><text:s/></text:span></text:p>
      <text:p text:style-name="P57">průměrný hrubý hodinový mzdový náklad = 235,90 Kč</text:p>
      <text:p text:style-name="P58"/>
      <text:p text:style-name="Normální"><text:span text:style-name="T59">Právník <text:s/></text:span>                                                         <text:s/></text:p>
      <text:p text:style-name="Normální">8 hod. x 279,- Kč = 2 232,- Kč + odvod zaměstnavatele na ZP a SP 754,42,- Kč<text:span text:style-name="T60">,<text:s/></text:span></text:p>
      <text:p text:style-name="P61">průměrný hrubý hodinový mzdový náklad = 373,30 Kč</text:p>
      <text:soft-page-break/>
      <text:p text:style-name="Základnítext"><text:span text:style-name="T62">Vážený pane Bille, děkuji Vám za Váš zájem o chod Kanceláře veřejného ochránce práv. Další informace můžete nalézt též<text:s/></text:span><text:span text:style-name="T63">ve výročních zprávách ochránce.</text:span><text:span text:style-name="Značkapozn.podčarou"><text:note text:note-class="footnote" text:id="_ftn2"><text:note-citation>3</text:note-citation><text:note-body><text:p text:style-name="Textpozn.podčarou"><text:s/><text:a xlink:href="https://www.ochrance.cz/zpravy-o-cinnosti/zpravy-pro-poslaneckou-snemovnu/" office:target-frame-name="_top" xlink:show="replace"><text:span text:style-name="T64">https://www.ochrance.cz/zpravy-o-cinnosti/zpravy-pro-poslaneckou-snemovnu/</text:span></text:a><text:span text:style-name="T65"><text:s/></text:span></text:p></text:note-body></text:note></text:span><text:span text:style-name="T66"><text:s/></text:span></text:p>
      <text:p text:style-name="Základnítext"/>
      <text:p text:style-name="Základnítext"/>
      <text:p text:style-name="podpis">JUDr. Pavel Pořízek, Ph.D.<text:s/>v. r.</text:p>
      <text:p text:style-name="podpis">vedoucí Kanceláře veřejného ochránce práv</text:p>
      <text:p text:style-name="podpis">(podepsáno elektronicky)</text:p>
      <text:p text:style-name="podp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5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paragraph-properties fo:keep-with-next="always"/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72431in" svg:y="-0.7875in" svg:width="2.59843in" svg:height="0.5708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Kocourek Milan Mgr.</meta:initial-creator>
    <dc:creator>Bádrová Pavlína Mgr.</dc:creator>
    <meta:creation-date>2020-05-29T10:13:00Z</meta:creation-date>
    <dc:date>2020-05-29T10:14:00Z</dc:date>
    <meta:print-date>2016-06-27T07:08:00Z</meta:print-date>
    <meta:template xlink:href="Leškovský%2016-18%20MK%20106%20-%20poskytnutí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8" meta:word-count="599" meta:character-count="4131" meta:row-count="29" meta:non-whitespace-character-count="3540"/>
  </office:meta>
</office:document-meta>
</file>